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automatic" presentation:duration="PT00H00M05S" presentation:background-visible="true" presentation:background-objects-visible="true" draw:fill="solid" draw:fill-color="#ffff66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5S"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 smil:type="miscShapeWipe" smil:subtype="bottomRight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size="128pt"/>
    </style:style>
    <style:style style:name="P2" style:family="paragraph">
      <style:paragraph-properties fo:margin-left="0cm" fo:margin-right="0cm" fo:text-indent="0cm"/>
      <style:text-properties fo:font-size="128pt" style:font-size-asian="128pt" style:font-size-complex="12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28pt" style:font-size-asian="128pt" style:font-size-complex="1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4.569cm" svg:height="5.297cm" svg:x="4cm" svg:y="11.474cm">
          <draw:text-box>
            <text:p text:style-name="P1"><text:span text:style-name="T1">Slide 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draw:id="id1">
        <office:forms form:automatic-focus="false" form:apply-design-mode="false"/>
        <draw:frame draw:style-name="gr1" draw:text-style-name="P2" draw:layer="layout" svg:width="14.815cm" svg:height="5.297cm" svg:x="4cm" svg:y="11.474cm">
          <draw:text-box>
            <text:p text:style-name="P1"><text:span text:style-name="T1">Slide B</text:span></text:p>
          </draw:text-box>
        </draw:frame>
        <anim:par presentation:node-type="timing-root">
          <anim:par smil:begin="id1.begin">
            <anim:transitionFilter smil:dur="2s" smil:type="miscShapeWipe" smil:subtype="bottomRight"/>
          </anim:par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lbany AMT'" style:font-family-generic-asian="system" style:font-pitch-asian="variable" style:font-size-asian="44pt" style:font-style-asian="normal" style:font-weight-asian="normal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lbany AMT'" style:font-family-generic-asian="system" style:font-pitch-asian="variable" style:font-size-asian="20pt" style:font-style-asian="normal" style:font-weight-asian="normal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 draw:page-number="2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initial-creator>Radek Doulik</meta:initial-creator>
    <meta:creation-date>2008-06-12T09:51:22</meta:creation-date>
    <dc:creator>Radek Doulik</dc:creator>
    <dc:date>2008-06-12T11:13:13</dc:date>
    <meta:editing-cycles>1</meta:editing-cycles>
    <meta:editing-duration>PT1H21M5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